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6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3"/>
        <table:table-column table:style-name="co6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</text:span><text:span text:style-name="T1">уровня </text:span><text:span text:style-name="T1">начинается с 6 </text:span><text:span text:style-name="T1">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03:45.7531520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04:05.673454581</dc:date>
    <meta:editing-duration>PT40M48S</meta:editing-duration>
    <meta:editing-cycles>9</meta:editing-cycles>
    <meta:generator>LibreOffice/5.1.6.2$Linux_X86_64 LibreOffice_project/10m0$Build-2</meta:generator>
    <meta:document-statistic meta:table-count="3" meta:cell-count="42" meta:object-count="0"/>
  </office:meta>
</office:document-meta>
</file>